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16.185cm" style:rel-column-width="60285*"/>
    </style:style>
    <style:style style:name="Table1.B" style:family="table-column">
      <style:table-column-properties style:column-width="1.409cm" style:rel-column-width="5250*"/>
    </style:style>
    <style:style style:name="Table1.A1" style:family="table-cell">
      <style:table-cell-properties fo:padding="0.097cm" fo:border="none"/>
    </style:style>
    <style:style style:name="Header" style:family="table">
      <style:table-properties style:width="17.595cm" fo:margin-left="0cm" fo:margin-right="-0.005cm" table:align="margins"/>
    </style:style>
    <style:style style:name="Header.A" style:family="table-column">
      <style:table-column-properties style:column-width="2.009cm" style:rel-column-width="7483*"/>
    </style:style>
    <style:style style:name="Header.B" style:family="table-column">
      <style:table-column-properties style:column-width="6.784cm" style:rel-column-width="25267*"/>
    </style:style>
    <style:style style:name="Header.C" style:family="table-column">
      <style:table-column-properties style:column-width="8.802cm" style:rel-column-width="32785*"/>
    </style:style>
    <style:style style:name="Header.1" style:family="table-row">
      <style:table-row-properties style:min-row-height="0.467cm"/>
    </style:style>
    <style:style style:name="Header.A1" style:family="table-cell">
      <style:table-cell-properties fo:background-color="transparent" fo:padding="0.097cm" fo:border="none">
        <style:background-image/>
      </style:table-cell-properties>
    </style:style>
    <style:style style:name="Header.5" style:family="table-row">
      <style:table-row-properties style:min-row-height="1.69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023cm" style:rel-column-width="7537*"/>
    </style:style>
    <style:style style:name="Table3.B" style:family="table-column">
      <style:table-column-properties style:column-width="15.566cm" style:rel-column-width="57998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023cm" style:rel-column-width="7537*"/>
    </style:style>
    <style:style style:name="Table4.B" style:family="table-column">
      <style:table-column-properties style:column-width="15.566cm" style:rel-column-width="57998*"/>
    </style:style>
    <style:style style:name="Table4.A1" style:family="table-cell">
      <style:table-cell-properties style:vertical-align="" fo:padding="0.097cm" fo:border="none"/>
    </style:style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2.055cm" style:rel-column-width="7653*"/>
    </style:style>
    <style:style style:name="Table2.B" style:family="table-column">
      <style:table-column-properties style:column-width="6.973cm" style:rel-column-width="25970*"/>
    </style:style>
    <style:style style:name="Table2.C" style:family="table-column">
      <style:table-column-properties style:column-width="8.567cm" style:rel-column-width="31912*"/>
    </style:style>
    <style:style style:name="Table2.A1" style:family="table-cell">
      <style:table-cell-properties style:vertical-align="" fo:padding="0cm" fo:border="none"/>
    </style:style>
    <style:style style:name="Table2.C1" style:family="table-cell">
      <style:table-cell-properties fo:padding="0cm" fo:border="none"/>
    </style:style>
    <style:style style:name="P1" style:family="paragraph" style:parent-style-name="Text_20_body">
      <style:paragraph-properties fo:margin-left="0.201cm" fo:margin-right="0cm" fo:margin-top="0cm" fo:margin-bottom="0cm" loext:contextual-spacing="false" fo:text-indent="0cm" style:auto-text-indent="false"/>
      <style:text-properties fo:color="#595959" style:font-name="Times New Roman" fo:font-size="12pt" style:font-size-asian="12pt" style:font-size-complex="12pt"/>
    </style:style>
    <style:style style:name="P2" style:family="paragraph" style:parent-style-name="Text_20_body">
      <style:paragraph-properties fo:margin-left="0.201cm" fo:margin-right="0cm" fo:margin-top="0cm" fo:margin-bottom="0cm" loext:contextual-spacing="false" fo:text-indent="0cm" style:auto-text-indent="false"/>
      <style:text-properties fo:color="#000000" style:font-name="Times New Roman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text-properties style:font-name="Times New Roman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Times New Roman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Standard"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justify" style:justify-single-word="false"/>
      <style:text-properties fo:color="#464646" style:font-name="Times New Roman" fo:font-size="12pt" style:font-size-asian="12pt" style:font-size-complex="12pt"/>
    </style:style>
    <style:style style:name="P17" style:family="paragraph" style:parent-style-name="Standard">
      <style:text-properties fo:font-size="11pt" style:font-size-asian="11pt" style:font-size-complex="11pt"/>
    </style:style>
    <style:style style:name="P18" style:family="paragraph" style:parent-style-name="Standard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margin-left="0.083cm" fo:margin-right="0.111cm" fo:margin-top="0cm" fo:margin-bottom="0cm" loext:contextual-spacing="false" fo:text-align="justify" style:justify-single-word="false" fo:text-indent="1.727cm" style:auto-text-indent="false"/>
      <style:text-properties fo:color="#000000" style:font-name="Times New Roman" fo:font-size="12pt" fo:background-color="#ffffff" style:font-size-asian="12pt" style:font-size-complex="12pt"/>
    </style:style>
    <style:style style:name="P20" style:family="paragraph" style:parent-style-name="Standard">
      <style:paragraph-properties fo:margin-left="0.168cm" fo:margin-right="0.222cm" fo:text-align="justify" style:justify-single-word="false" fo:text-indent="1.699cm" style:auto-text-indent="false"/>
      <style:text-properties fo:font-size="12pt" style:font-size-asian="12pt" style:font-size-complex="12pt"/>
    </style:style>
    <style:style style:name="P21" style:family="paragraph" style:parent-style-name="Standard" style:master-page-name="">
      <style:paragraph-properties fo:margin-left="3.955cm" fo:margin-right="0cm" fo:text-indent="0cm" style:auto-text-indent="false" style:page-number="auto"/>
      <style:text-properties fo:font-size="12pt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195ed" officeooo:paragraph-rsid="001195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 style:font-style-asian="normal" style:font-style-complex="normal" style:text-overline-style="none" style:text-ov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{Kejaksaan}</text:p>
          </table:table-cell>
          <table:table-cell table:style-name="Table1.A1" office:value-type="string">
            <text:p text:style-name="P6">P-21A</text:p>
          </table:table-cell>
        </table:table-row>
      </table:table>
      <text:p text:style-name="P10"><text:tab/><text:tab/><text:tab/><text:tab/><text:tab/><text:tab/><text:tab/> <text:s text:c="20"/></text:p>
      <table:table table:name="Header" table:style-name="Header">
        <table:table-column table:style-name="Header.A"/>
        <table:table-column table:style-name="Header.B"/>
        <table:table-column table:style-name="Header.C"/>
        <table:table-row table:style-name="Header.1">
          <table:table-cell table:style-name="Header.A1" table:number-columns-spanned="2" office:value-type="string">
            <text:p text:style-name="P8"/>
          </table:table-cell>
          <table:covered-table-cell/>
          <table:table-cell table:style-name="Header.A1" office:value-type="string">
            <text:p text:style-name="P9">{dikeluarkan}, {tanggal_dikeluarkan}</text:p>
          </table:table-cell>
        </table:table-row>
        <table:table-row table:style-name="Header.1">
          <table:table-cell table:style-name="Header.A1" office:value-type="string">
            <text:p text:style-name="P8">Nomor <text:s text:c="3"/>:</text:p>
          </table:table-cell>
          <table:table-cell table:style-name="Header.A1" office:value-type="string">
            <text:p text:style-name="P8">{nomor}</text:p>
          </table:table-cell>
          <table:table-cell table:style-name="Header.A1" office:value-type="string">
            <text:p text:style-name="P9">KEPADA YTH.</text:p>
          </table:table-cell>
        </table:table-row>
        <table:table-row>
          <table:table-cell table:style-name="Header.A1" office:value-type="string">
            <text:p text:style-name="P8">Sifat <text:s text:c="7"/>:</text:p>
          </table:table-cell>
          <table:table-cell table:style-name="Header.A1" office:value-type="string">
            <text:p text:style-name="P4"><text:span text:style-name="T1">{sifat}</text:span></text:p>
          </table:table-cell>
          <table:table-cell table:style-name="Header.A1" office:value-type="string">
            <text:p text:style-name="P8">{kepada}</text:p>
          </table:table-cell>
        </table:table-row>
        <table:table-row>
          <table:table-cell table:style-name="Header.A1" office:value-type="string">
            <text:p text:style-name="P8">Lampiran:</text:p>
          </table:table-cell>
          <table:table-cell table:style-name="Header.A1" office:value-type="string">
            <text:p text:style-name="P4"><text:span text:style-name="T1">{lampiran}</text:span></text:p>
          </table:table-cell>
          <table:table-cell table:style-name="Header.A1" office:value-type="string">
            <text:p text:style-name="P9">Di -</text:p>
          </table:table-cell>
        </table:table-row>
        <table:table-row table:style-name="Header.5">
          <table:table-cell table:style-name="Header.A1" office:value-type="string">
            <text:p text:style-name="P8">Perihal <text:s text:c="3"/>:</text:p>
          </table:table-cell>
          <table:table-cell table:style-name="Header.A1" office:value-type="string">
            <text:p text:style-name="P12">Pemberitahuan susulan basil penyidikan perkara atas nama tersangka {tersangka_lampiran} </text:p>
            <text:p text:style-name="P12">sudah lengkap. </text:p>
          </table:table-cell>
          <table:table-cell table:style-name="Header.A1" office:value-type="string">
            <text:p text:style-name="P9"><text:s text:c="6"/>{di_tempat}</text:p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19">Menyusul <text:s/>surat <text:s/>kami Nomor {nomorP21} tanggal {tanggalP21} perihal <text:s/>pemberitahuan hasil <text:s/>penyidikan sudah <text:s/>lengkap atas <text:s/>nama <text:s/>tersangka tersebut pada pokok surat (P-2 l ), namun sampai saat ini tanggung jawab atas tersangka dan barang bukti belurn diserahkan kepada kami (Penyerahan Berkas Perkara Tahap Kedua).</text:p>
          </table:table-cell>
        </table:table-row>
      </table:table>
      <text:p text:style-name="P1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/>
            <text:p text:style-name="P13"/>
          </table:table-cell>
          <table:table-cell table:style-name="Table4.A1" office:value-type="string">
            <text:p text:style-name="P20">Karena itu, diminta agar penyerahan tanggung jawab tersangka dan barang buktinya dilaksanakan dalam waktu yang tidak lama.</text:p>
          </table:table-cell>
        </table:table-row>
      </table:table>
      <text:p text:style-name="P1"><text:tab/><text:tab/><text:tab/><text:tab/></text:p>
      <text:p text:style-name="P21">Demikian untuk dimaklumi.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5">{kepala}</text:p>
            <text:p text:style-name="P23">SELAKU PENUNTUT UMUM</text:p>
            <text:p text:style-name="P5"/>
            <text:p text:style-name="P5"/>
            <text:p text:style-name="P5"/>
            <text:p text:style-name="P14"><text:span text:style-name="T3"><text:s text:c="3"/></text:span><text:span text:style-name="T2">{nama_penandatangan}</text:span></text:p>
            <text:p text:style-name="P15">{pangkat} NIP. {nip_penandatangan}</text:p>
          </table:table-cell>
        </table:table-row>
      </table:table>
      <text:p text:style-name="P2"/>
      <text:p text:style-name="P2">Tembusan </text:p>
      <text:p text:style-name="P2">[!-- BEGIN tembusan --] {urutan_tembusan}. {nama_tembusan}</text:p>
      <text:p text:style-name="P2">[!-- END tembusan --]</text:p>
      <text:p text:style-name="P17"/>
      <text:p text:style-name="P1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08:18:14.94</meta:creation-date>
    <dc:date>2016-07-18T15:39:02.657000000</dc:date>
    <meta:editing-duration>PT7H6M57S</meta:editing-duration>
    <meta:editing-cycles>114</meta:editing-cycles>
    <meta:generator>LibreOfficeDev/5.2.0.0.beta2$Windows_x86 LibreOffice_project/a83fc06803e11f27e95c809fdfacbbd0377ff7d0</meta:generator>
    <meta:document-statistic meta:table-count="5" meta:image-count="0" meta:object-count="0" meta:page-count="1" meta:paragraph-count="29" meta:word-count="115" meta:character-count="930" meta:non-whitespace-character-count="778"/>
  </office:meta>
</office:document-meta>
</file>